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3.951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3.104cm" fo:break-before="auto" style:use-optimal-row-height="true"/>
    </style:style>
    <style:style style:name="ro3" style:family="table-row">
      <style:table-row-properties style:row-height="8.414cm" fo:break-before="auto" style:use-optimal-row-height="true"/>
    </style:style>
    <style:style style:name="ro4" style:family="table-row">
      <style:table-row-properties style:row-height="4.621cm" fo:break-before="auto" style:use-optimal-row-height="true"/>
    </style:style>
    <style:style style:name="ro5" style:family="table-row">
      <style:table-row-properties style:row-height="8.446cm" fo:break-before="auto" style:use-optimal-row-height="true"/>
    </style:style>
    <style:style style:name="ro6" style:family="table-row">
      <style:table-row-properties style:row-height="0.859cm" fo:break-before="auto" style:use-optimal-row-height="true"/>
    </style:style>
    <style:style style:name="ro7" style:family="table-row">
      <style:table-row-properties style:row-height="2.762cm" fo:break-before="auto" style:use-optimal-row-height="false"/>
    </style:style>
    <style:style style:name="ro8" style:family="table-row">
      <style:table-row-properties style:row-height="6.493cm" fo:break-before="auto" style:use-optimal-row-height="false"/>
    </style:style>
    <style:style style:name="ro9" style:family="table-row">
      <style:table-row-properties style:row-height="0.774cm" fo:break-before="auto" style:use-optimal-row-height="true"/>
    </style:style>
    <style:style style:name="ro10" style:family="table-row">
      <style:table-row-properties style:row-height="0.647cm" fo:break-before="auto" style:use-optimal-row-height="true"/>
    </style:style>
    <style:style style:name="ro11" style:family="table-row">
      <style:table-row-properties style:row-height="0.67cm" fo:break-before="auto" style:use-optimal-row-height="true"/>
    </style:style>
    <style:style style:name="ro12" style:family="table-row">
      <style:table-row-properties style:row-height="3.951cm" fo:break-before="auto" style:use-optimal-row-height="true"/>
    </style:style>
    <style:style style:name="ro13" style:family="table-row">
      <style:table-row-properties style:row-height="5.503cm" fo:break-before="auto" style:use-optimal-row-height="true"/>
    </style:style>
    <style:style style:name="ro14" style:family="table-row">
      <style:table-row-properties style:row-height="5.38cm" fo:break-before="auto" style:use-optimal-row-height="true"/>
    </style:style>
    <style:style style:name="ro15" style:family="table-row">
      <style:table-row-properties style:row-height="3.863cm" fo:break-before="auto" style:use-optimal-row-height="true"/>
    </style:style>
    <style:style style:name="ro16" style:family="table-row">
      <style:table-row-properties style:row-height="7.015cm" fo:break-before="auto" style:use-optimal-row-height="true"/>
    </style:style>
    <style:style style:name="ro17" style:family="table-row">
      <style:table-row-properties style:row-height="6.897cm" fo:break-before="auto" style:use-optimal-row-height="true"/>
    </style:style>
    <style:style style:name="ro18" style:family="table-row">
      <style:table-row-properties style:row-height="3.859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6.1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5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a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B1</text:p>
          </table:table-cell>
          <table:table-cell table:style-name="ce13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1T15:33:00.94">
            <text:p>0321</text:p>
          </table:table-cell>
          <table:table-cell table:style-name="ce11" office:value-type="string">
            <text:p>a-B1</text:p>
          </table:table-cell>
          <table:table-cell table:style-name="ce14" office:value-type="string" table:number-columns-spanned="3" table:number-rows-spanned="1">
            <text:p/>
            <text:p>١) موافقة على العمل المجلس. / ٢) يقبله المجلس. / ٣) المجلس يدعوها</text:p>
            <text:p>muwaafaqatu[assent.e;zgoda.pl / AAlaa-l-Amar-i[na-prace_ / al-madhlisu[Rada.pl</text:p>
            <text:p>yaqbal-hu[akceptuje-to / al-madhlisu[Rada / yadUw-haa[calls-it</text:p>
            <text:p>n: the fourth article of the resolution</text:p>
          </table:table-cell>
          <table:covered-table-cell table:number-columns-repeated="2" table:style-name="ce8"/>
          <table:table-cell table:style-name="ce16" office:value-type="string">
            <text:p><text:a xlink:href="https://documents-dds-ny.un.org/doc/RESOLUTION/GEN/NR0/370/66/PDF/NR037066.pdf?OpenElement">https://documents-dds-ny.un.org/doc/RESOLUTION/GEN/NR0/370/66/PDF/NR037066.pdf?OpenElement</text:a> </text:p>
          </table:table-cell>
          <table:table-cell table:style-name="ce17" office:value-type="float" office:value="8">
            <text:p>8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NAME?</text:p>
          </table:table-cell>
          <table:table-cell table:style-name="ce7" office:value-type="date" office:date-value="2022-03-22T11:28:48.55">
            <text:p>0322</text:p>
          </table:table-cell>
          <table:table-cell table:style-name="ce11" office:value-type="string">
            <text:p>a-B1</text:p>
          </table:table-cell>
          <table:table-cell table:style-name="ce13" office:value-type="string" table:number-columns-spanned="3" table:number-rows-spanned="1">
            <text:p>مجلس الأمن التابع للأمم المتحدة. / قرار اربعمائة </text:p>
            <text:p>madzlisu-l-amn-i[rada-bezpieczen`stwa / al-taabiAU[narody / al-mutah^idat-i[zjednoczona / qaraar[rezolucja / arbaAmaayat[czterysta / wa-ithnaani[dwa / wa-xamsuwna[pie_c`dziesia_t</text:p>
            <text:p>لقد اعتمدواها. / في العشرين من شهر يوليو، <text:s/>في عام ألف وتسعمائة </text:p>
            <text:p>laqad[mam / aAtama.dwaa-haa[adopted-it.e / yuwliyuw[lipca / AAm-i[rok / alf[tysia_c / tisaA.miyata[dziewie_c`set / tasaA[dziewie_c`/ sabaIina[siedemdziesia_t</text:p>
            <text:p>n: <text:a xlink:href="https://yandex.ru/search/?text=unsc+resolution+50+1948&amp;lr=213&amp;clid=1836587">https://yandex.ru/search/?text=unsc+resolution+50+1948&amp;lr=213&amp;clid=1836587</text:a> </text:p>
          </table:table-cell>
          <table:covered-table-cell table:number-columns-repeated="2" table:style-name="ce8"/>
          <table:table-cell table:style-name="ce16"/>
          <table:table-cell table:style-name="ce17" office:value-type="float" office:value="8">
            <text:p>8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2T11:51:29.9">
            <text:p>0322 <text:s/>1151</text:p>
          </table:table-cell>
          <table:table-cell table:style-name="ce12" table:formula="of:=NOW()" office:value-type="date" office:date-value="2022-03-22T11:51:29.9">
            <text:p>0322 <text:s/>1151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2T11:51:29.9">
            <text:p>0322 <text:s/>1151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 table:number-columns-repeated="3"/>
          <table:table-cell table:style-name="ce12" table:formula="of:=NOW()" office:value-type="date" office:date-value="2022-03-22T11:51:29.9">
            <text:p>0322 <text:s/>1151</text:p>
          </table:table-cell>
          <table:table-cell table:style-name="ce12" table:formula="of:=NOW()" office:value-type="date" office:date-value="2022-03-22T11:51:29.9">
            <text:p>0322 <text:s/>1151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12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0" table:number-rows-repeated="104848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">
            <text:p>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 office:value-type="float" office:value="6">
            <text:p>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8"/>
          <table:table-cell table:style-name="ce16" office:value-type="string">
            <text:p>##doc:20220320_140932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1T13:00:16.11">
            <text:p>0321</text:p>
          </table:table-cell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协议内容。（2）关于不使用武器，提供（обеспечить）监控。（3）执行 （провести ）：去中心化。（4）提供：监控：对于俄乌两国之间的边境。（5）无延迟地，解放 (освободить) 人员。（6）采用 (принять) 法律：防止追求与迫害人员。</text:p>
          </table:table-cell>
          <table:covered-table-cell table:number-columns-repeated="2" table:style-name="ce8"/>
          <table:table-cell table:style-name="ce16"/>
          <table:table-cell table:style-name="ce17" office:value-type="float" office:value="6">
            <text:p>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2T11:51:30.03">
            <text:p>0322 <text:s/>1151</text:p>
          </table:table-cell>
          <table:table-cell table:style-name="ce12" table:formula="of:=NOW()" office:value-type="date" office:date-value="2022-03-22T11:51:30.03">
            <text:p>0322 <text:s/>1151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2T11:51:30.03">
            <text:p>0322 <text:s/>1151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 table:number-columns-repeated="3"/>
          <table:table-cell table:style-name="ce12" table:formula="of:=NOW()" office:value-type="date" office:date-value="2022-03-22T11:51:30.03">
            <text:p>0322 <text:s/>1151</text:p>
          </table:table-cell>
          <table:table-cell table:style-name="ce12" table:formula="of:=NOW()" office:value-type="date" office:date-value="2022-03-22T11:51:30.03">
            <text:p>0322 <text:s/>1151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12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0" table:number-rows-repeated="104848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ko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">
            <text:p>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">
            <text:p>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8"/>
          <table:table-cell table:style-name="ce16" office:value-type="string">
            <text:p>https://ja.wikipedia.org/wiki/ハルジオン#ヒメジョオンとの見分け方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8T16:02:54.63">
            <text:p>0318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8"/>
          <table:table-cell table:style-name="ce16"/>
          <table:table-cell table:style-name="ce17" office:value-type="string">
            <text:p>##:20220221_10283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">
            <text:p>5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1T12:39:44.36">
            <text:p>0321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광대나물 (일본 : ホトケノザ 호터케너-자 / 학명 : Lamiun amplexicaule). &lt;1&gt; 겉보기가 닮아 있는 종 : Lamium album (일본어 : オドリコソウ). &lt;a&gt; 구별 : L.a. 는 잎의 끝이 뾰족해지고 있다. &lt;b&gt; L. purpureum 와의 구별 : 같이, 잎 끝의 형태. L.p.도 끝이 예각 (鋭角). (2) L.a.과 L.p. 사이의 구별 : &lt;a&gt; 화관 (花冠). L.p. 는 더 작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NAME?</text:p>
          </table:table-cell>
          <table:table-cell table:style-name="ce7" office:value-type="date" office:date-value="2022-03-22T10:37:12.07">
            <text:p>0322</text:p>
          </table:table-cell>
          <table:table-cell table:style-name="ce11"/>
          <table:table-cell table:style-name="ce13" office:value-type="string" table:number-columns-spanned="4" table:number-rows-spanned="1">
            <text:p>잡초 : (1) 봄까치꽃 (일본 : オオイヌノフグリ. 직역하면, `큰개의 불알`). (1) 학명 &lt;1&gt; veronica persica &lt;2&gt; 질경이과 (Plantaginaceae / 일본 : オオバコ科), 개불알풀속 (Veronica / 일본 : クワガタソウ属). (2) 명칭 : &lt;1&gt; 일본어 `フグリ` 는 음낭(陰嚢) 을 의미한다. &lt;2&gt; 한편, 한국어의 `불알` 은 고환 (睾丸) 을 의미. (3) 일본어 명칭의 `オオ` 는 `크다` 라는 의미이다. &lt;1&gt; 별로 `イヌノフグリ` (veronica polita) 라는 잡초가 있다. &lt;2&gt; 이 잡초보다 v.persica 는 몸이(?) 더 크다. 따라서 `オオ` (일본어, `큰` 의 의미) 를 붙인다. (4) 생태 (재게시 (再掲示)) : &lt;1&gt; 가을에 발아. &lt;2&gt; 겨울에 자란다. &lt;3&gt; 봄의 빠른 시기에 꽃을 피운다. &lt;4&gt; 봄의 끝에는 시들어버린다. &lt;5&gt; 여름엔 종자의 형태로 보낸다.</text:p>
            <text:p>n: 葉と茎に生える</text:p>
          </table:table-cell>
          <table:covered-table-cell table:number-columns-repeated="2" table:style-name="ce8"/>
          <table:covered-table-cell table:style-name="ce16"/>
          <table:table-cell table:style-name="ce17" office:value-type="string">
            <text:p><text:a xlink:href="https://ja.wikipedia.org/wiki/オオイヌノフグリ">https://ja.wikipedia.org/wiki/オオイヌノフグリ</text:a> 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2T11:51:30.23">
            <text:p>0322 <text:s/>1151</text:p>
          </table:table-cell>
          <table:table-cell table:style-name="ce12" table:formula="of:=NOW()" office:value-type="date" office:date-value="2022-03-22T11:51:30.23">
            <text:p>0322 <text:s/>1151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2T11:51:30.23">
            <text:p>0322 <text:s/>1151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 table:number-columns-repeated="3"/>
          <table:table-cell table:style-name="ce12" table:formula="of:=NOW()" office:value-type="date" office:date-value="2022-03-22T11:51:30.23">
            <text:p>0322 <text:s/>1151</text:p>
          </table:table-cell>
          <table:table-cell table:style-name="ce12" table:formula="of:=NOW()" office:value-type="date" office:date-value="2022-03-22T11:51:30.23">
            <text:p>0322 <text:s/>1151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12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0" table:number-rows-repeated="104848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">
            <text:p>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o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">
            <text:p>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1T12:25:16.98">
            <text:p>0321</text:p>
          </table:table-cell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wiedza : (1) wiosenny trójkąt. &lt;1&gt; Arktur, który jest gwiazdą α w gwiazdozbiorze Wolarza (po japońsku, 牛飼い座). &lt;2&gt; Spica, gwiazda α w Pannie (po japońsku, 乙女座). &lt;3&gt; Denebola, gwiazda β w Lwa (po japońsku, 獅子座). &lt;4&gt; Po arabsku, مثلث الربيع (muthalath[trójkąy / l-rabiyAI[wiosna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0">
            <text:p>#NAME?</text:p>
          </table:table-cell>
          <table:table-cell table:style-name="ce7" office:value-type="date" office:date-value="2022-03-22T09:48:46.16">
            <text:p>0322</text:p>
          </table:table-cell>
          <table:table-cell table:style-name="ce11" office:value-type="string">
            <text:p>p-B1</text:p>
          </table:table-cell>
          <table:table-cell table:style-name="ce13" office:value-type="string" table:number-columns-spanned="3" table:number-rows-spanned="1">
            <text:p>Arktur. &lt;1&gt; Promień[banjileum.ko tego jest większy niż słonce o 25,4. &lt;2&gt; Masa tego jest większy o 1,08. &lt;3&gt; Jest czerwonym olbrzymem[geoseong.ko. &lt;4&gt; Ponownie opublikowane : &lt;a&gt; Arktur. W chińskim systemie : Stacja, to jest Gang syiju, to znaczy, `Stacja Szyja`. &lt;b&gt; Konstelacja, to jest Da Dzia-o, znaczyjąc `Duża Szyja`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NAME?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2T11:51:30.35">
            <text:p>0322 <text:s/>1151</text:p>
          </table:table-cell>
          <table:table-cell table:style-name="ce12" table:formula="of:=NOW()" office:value-type="date" office:date-value="2022-03-22T11:51:30.35">
            <text:p>0322 <text:s/>1151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2T11:51:30.35">
            <text:p>0322 <text:s/>1151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 table:number-columns-repeated="3"/>
          <table:table-cell table:style-name="ce12" table:formula="of:=NOW()" office:value-type="date" office:date-value="2022-03-22T11:51:30.35">
            <text:p>0322 <text:s/>1151</text:p>
          </table:table-cell>
          <table:table-cell table:style-name="ce12" table:formula="of:=NOW()" office:value-type="date" office:date-value="2022-03-22T11:51:30.35">
            <text:p>0322 <text:s/>1151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12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">
            <text:p>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0">
            <text:p>#NAME?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5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16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</text:span><text:span text:style-name="T1">opy.ods copy_2</text:span>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">
            <text:p>6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8"/>
          <table:table-cell table:style-name="ce16" office:value-type="string">
            <text:p>https://ja.wikipedia.org/wiki/ハルジオン#ヒメジョオンとの見分け方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">
            <text:p>8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8T16:02:54.63">
            <text:p>0318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8"/>
          <table:table-cell table:style-name="ce16"/>
          <table:table-cell table:style-name="ce17" office:value-type="string">
            <text:p>##:20220221_10283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">
            <text:p>9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B1</text:p>
          </table:table-cell>
          <table:table-cell table:style-name="ce13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2">
            <text:p>2</text:p>
          </table:table-cell>
          <table:table-cell table:style-name="ce7"/>
          <table:table-cell table:style-name="ce11" office:value-type="string">
            <text:p>r-B1</text:p>
          </table:table-cell>
          <table:table-cell table:style-name="ce13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8"/>
          <table:table-cell table:style-name="ce16" office:value-type="string">
            <text:p>##doc:20220320_140932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">
            <text:p>13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0">
            <text:p>#NAME?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 table:formula="of:=[.B19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3">
            <text:p>3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4">
            <text:p>4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5">
            <text:p>5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6">
            <text:p>6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 table:formula="of:=[.B25]+1" office:value-type="float" office:value="8">
            <text:p>8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2T11:51:30.69">
            <text:p>0322 <text:s/>1151</text:p>
          </table:table-cell>
          <table:table-cell table:style-name="ce12" table:formula="of:=NOW()" office:value-type="date" office:date-value="2022-03-22T11:51:30.69">
            <text:p>0322 <text:s/>1151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2T11:51:30.69">
            <text:p>0322 <text:s/>1151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 table:number-columns-repeated="3"/>
          <table:table-cell table:style-name="ce12" table:formula="of:=NOW()" office:value-type="date" office:date-value="2022-03-22T11:51:30.69">
            <text:p>0322 <text:s/>1151</text:p>
          </table:table-cell>
          <table:table-cell table:style-name="ce12" table:formula="of:=NOW()" office:value-type="date" office:date-value="2022-03-22T11:51:30.69">
            <text:p>0322 <text:s/>1151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0">
          <table:table-cell table:number-columns-repeated="12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0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0" table:number-rows-repeated="1048474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022/03/22</text:date>, <text:time>11:5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2T11:51:29.37</dc:date>
    <dc:creator>iwabuchi ken</dc:creator>
    <meta:editing-duration>P16DT5H47M3S</meta:editing-duration>
    <meta:editing-cycles>2257</meta:editing-cycles>
    <meta:generator>OpenOffice/4.1.3$Win32 OpenOffice.org_project/413m1$Build-9783</meta:generator>
    <meta:document-statistic meta:table-count="5" meta:cell-count="812" meta:object-count="0"/>
  </office:meta>
</office:document-meta>
</file>